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Deep_20_Orange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Tango_20_Yellow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Gray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Olive_20_Green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gradient-name="Deep_20_Blue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gradient" draw:fill-gradient-name="Deep_20_Green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gradient" draw:fill-gradient-name="Tango_20_Gray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0.254cm"/>
    </style:style>
    <style:style style:name="gr12" style:family="graphic" style:parent-style-name="standard">
      <style:graphic-properties draw:fill="gradient" draw:fill-gradient-name="Argil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7" draw:id="id17" draw:layer="layout" svg:width="14.605cm" svg:height="4.826cm" svg:x="23.114cm" svg:y="3.429cm">
          <text:p text:style-name="P1">LooseChangePresent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7.239cm" svg:height="2.032cm" svg:x="46.736cm" svg:y="32.131cm">
          <text:p text:style-name="P1">TransactionDTO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7.239cm" svg:height="2.032cm" svg:x="46.736cm" svg:y="29.845cm">
          <text:p text:style-name="P1">CategoryDTO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6.731cm" svg:height="1.905cm" svg:x="24.257cm" svg:y="37.338cm">
          <text:p text:style-name="P1">FileReade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5" draw:id="id15" draw:layer="layout" svg:width="6.985cm" svg:height="2.032cm" svg:x="31.242cm" svg:y="37.338cm">
          <text:p text:style-name="P1">FileWri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5.461cm" svg:height="1.905cm" svg:x="28.067cm" svg:y="43.434cm">
          <text:p text:style-name="P1">DataFile (JSON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1.049cm" svg:height="4.826cm" svg:x="34.036cm" svg:y="13.208cm">
          <text:p text:style-name="P1">RawView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9.525cm" svg:height="1.651cm" svg:x="55.499cm" svg:y="9.525cm">
          <text:p text:style-name="P1">Category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8.128cm" svg:height="1.651cm" svg:x="55.753cm" svg:y="18.415cm">
          <text:p text:style-name="P1">CommentLineEditDeleg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7.747cm" svg:height="1.778cm" svg:x="55.626cm" svg:y="14.097cm">
          <text:p text:style-name="P1">DoubleSpinBoxDelegate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6.604cm" svg:height="1.778cm" svg:x="55.626cm" svg:y="16.256cm">
          <text:p text:style-name="P1">DateEdit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7" draw:id="id7" draw:layer="layout" svg:width="11.049cm" svg:height="2.032cm" svg:x="55.626cm" svg:y="11.684cm">
          <text:p text:style-name="P1">TransactionTypeComboBoxDeleg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9.398cm" svg:height="2.667cm" svg:x="25.781cm" svg:y="30.353cm">
          <text:p text:style-name="P1">CachedData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8.255cm" svg:height="2.413cm" svg:x="34.544cm" svg:y="15.113cm">
          <text:p text:style-name="P1">RawViewTable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0.16cm" svg:height="5.08cm" svg:x="16.383cm" svg:y="13.335cm">
          <text:p text:style-name="P1">EditCategoriesPresenter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39.56cm" svg:y1="18.034cm" svg:x2="36.004cm" svg:y2="22.098cm" draw:start-shape="id1" draw:start-glue-point="2" draw:end-shape="id2" draw:end-glue-point="0" svg:d="M39560 18034l-3556 4064" svg:viewBox="0 0 3557 4065">
          <text:p text:style-name="P1">Uses</text:p>
          <text:p text:style-name="P1"/>
        </draw:connector>
        <draw:connector draw:style-name="gr7" draw:text-style-name="P1" draw:layer="layout" draw:type="line" svg:x1="39.56cm" svg:y1="18.034cm" svg:x2="43.561cm" svg:y2="22.098cm" draw:start-shape="id1" draw:start-glue-point="2" draw:end-shape="id3" draw:end-glue-point="0" svg:d="M39560 18034l4001 4064" svg:viewBox="0 0 4002 4065">
          <text:p text:style-name="P1">Uses</text:p>
          <text:p text:style-name="P1"/>
        </draw:connector>
        <draw:connector draw:style-name="gr7" draw:text-style-name="P1" draw:layer="layout" draw:type="line" svg:x1="36.004cm" svg:y1="25.146cm" svg:x2="30.48cm" svg:y2="30.353cm" draw:start-shape="id2" draw:start-glue-point="2" draw:end-shape="id4" draw:end-glue-point="0" svg:d="M36004 25146l-5524 5207" svg:viewBox="0 0 5525 5208">
          <text:p text:style-name="P1">Accesses/Modifies</text:p>
          <text:p text:style-name="P1"/>
          <text:p text:style-name="P1"/>
        </draw:connector>
        <draw:connector draw:style-name="gr7" draw:text-style-name="P1" draw:layer="layout" draw:type="line" svg:x1="43.561cm" svg:y1="25.146cm" svg:x2="30.48cm" svg:y2="30.353cm" draw:start-shape="id3" draw:start-glue-point="2" draw:end-shape="id4" draw:end-glue-point="0" svg:d="M43561 25146l-13081 5207" svg:viewBox="0 0 13082 5208">
          <text:p text:style-name="P1">Accesses</text:p>
        </draw:connector>
        <draw:connector draw:style-name="gr7" draw:text-style-name="P1" draw:layer="layout" draw:type="line" svg:x1="42.799cm" svg:y1="16.319cm" svg:x2="55.499cm" svg:y2="10.35cm" draw:start-shape="id5" draw:start-glue-point="1" draw:end-shape="id6" draw:end-glue-point="3" svg:d="M42799 16319l12700-5969" svg:viewBox="0 0 12701 5970">
          <text:p text:style-name="P1">Uses</text:p>
          <text:p text:style-name="P1"/>
        </draw:connector>
        <draw:connector draw:style-name="gr7" draw:text-style-name="P1" draw:layer="layout" draw:type="line" svg:x1="42.799cm" svg:y1="16.319cm" svg:x2="55.626cm" svg:y2="12.7cm" draw:start-shape="id5" draw:start-glue-point="1" draw:end-shape="id7" draw:end-glue-point="3" svg:d="M42799 16319l12827-3619" svg:viewBox="0 0 12828 3620">
          <text:p text:style-name="P1">Uses</text:p>
          <text:p text:style-name="P1"/>
        </draw:connector>
        <draw:connector draw:style-name="gr7" draw:text-style-name="P1" draw:layer="layout" draw:type="line" svg:x1="42.799cm" svg:y1="16.319cm" svg:x2="55.626cm" svg:y2="14.986cm" draw:start-shape="id5" draw:start-glue-point="1" draw:end-shape="id8" draw:end-glue-point="3" svg:d="M42799 16319l12827-1333" svg:viewBox="0 0 12828 1334">
          <text:p text:style-name="P1">Uses</text:p>
          <text:p text:style-name="P1"/>
        </draw:connector>
        <draw:connector draw:style-name="gr7" draw:text-style-name="P1" draw:layer="layout" draw:type="line" svg:x1="42.799cm" svg:y1="16.319cm" svg:x2="55.626cm" svg:y2="17.145cm" draw:start-shape="id5" draw:start-glue-point="1" draw:end-shape="id9" draw:end-glue-point="3" svg:d="M42799 16319l12827 826" svg:viewBox="0 0 12828 827">
          <text:p text:style-name="P1">Uses</text:p>
          <text:p text:style-name="P1"/>
        </draw:connector>
        <draw:connector draw:style-name="gr7" draw:text-style-name="P1" draw:layer="layout" draw:type="line" svg:x1="42.799cm" svg:y1="16.319cm" svg:x2="55.753cm" svg:y2="19.24cm" draw:start-shape="id5" draw:start-glue-point="1" draw:end-shape="id10" draw:end-glue-point="3" svg:d="M42799 16319l12954 2921" svg:viewBox="0 0 12955 2922">
          <text:p text:style-name="P1">Uses</text:p>
          <text:p text:style-name="P1"/>
        </draw:connector>
        <draw:custom-shape draw:style-name="gr6" draw:text-style-name="P1" draw:layer="layout" svg:width="8.763cm" svg:height="2.413cm" svg:x="17.018cm" svg:y="15.367cm">
          <text:p text:style-name="P1">EditCategoriesTableModel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7.239cm" svg:height="3.048cm" svg:x="12.954cm" svg:y="21.971cm">
          <text:p text:style-name="P1">Transaction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1.463cm" svg:y1="18.415cm" svg:x2="16.573cm" svg:y2="21.971cm" draw:start-shape="id11" draw:start-glue-point="2" draw:end-shape="id12" draw:end-glue-point="0" svg:d="M21463 18415l-4890 3556" svg:viewBox="0 0 4891 3557">
          <text:p text:style-name="P1">Uses</text:p>
          <text:p text:style-name="P1"/>
        </draw:connector>
        <draw:connector draw:style-name="gr7" draw:text-style-name="P1" draw:layer="layout" draw:type="line" svg:x1="16.573cm" svg:y1="25.019cm" svg:x2="30.48cm" svg:y2="30.353cm" draw:start-shape="id12" draw:start-glue-point="2" draw:end-shape="id4" draw:end-glue-point="0" svg:d="M16573 25019l13907 5334" svg:viewBox="0 0 13908 5335">
          <text:p text:style-name="P1">Accesses</text:p>
        </draw:connector>
        <draw:custom-shape draw:style-name="gr8" draw:text-style-name="P1" xml:id="id13" draw:id="id13" draw:layer="layout" svg:width="7.366cm" svg:height="3.048cm" svg:x="20.701cm" svg:y="21.971cm">
          <text:p text:style-name="P1">Category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21.463cm" svg:y1="18.415cm" svg:x2="24.384cm" svg:y2="21.971cm" draw:start-shape="id11" draw:start-glue-point="2" draw:end-shape="id13" draw:end-glue-point="0" svg:d="M21463 18415l2921 3556" svg:viewBox="0 0 2922 3557">
          <text:p text:style-name="P1">Uses</text:p>
          <text:p text:style-name="P1"/>
        </draw:connector>
        <draw:connector draw:style-name="gr7" draw:text-style-name="P1" draw:layer="layout" draw:type="line" svg:x1="24.384cm" svg:y1="25.019cm" svg:x2="30.48cm" svg:y2="30.353cm" draw:start-shape="id13" draw:start-glue-point="2" draw:end-shape="id4" draw:end-glue-point="0" svg:d="M24384 25019l6096 5334" svg:viewBox="0 0 6097 5335">
          <text:p text:style-name="P1">Accesses/Modifies</text:p>
          <text:p text:style-name="P1"/>
          <text:p text:style-name="P1"/>
        </draw:connector>
        <draw:connector draw:style-name="gr7" draw:text-style-name="P1" draw:layer="layout" draw:type="line" svg:x1="30.48cm" svg:y1="33.02cm" svg:x2="27.622cm" svg:y2="37.338cm" draw:start-shape="id4" draw:start-glue-point="2" draw:end-shape="id14" draw:end-glue-point="0" svg:d="M30480 33020l-2858 4318" svg:viewBox="0 0 2859 4319">
          <text:p text:style-name="P1">Uses</text:p>
          <text:p text:style-name="P1"/>
        </draw:connector>
        <draw:connector draw:style-name="gr7" draw:text-style-name="P1" draw:layer="layout" draw:type="line" svg:x1="30.48cm" svg:y1="33.02cm" svg:x2="34.734cm" svg:y2="37.338cm" draw:start-shape="id4" draw:start-glue-point="2" draw:end-shape="id15" draw:end-glue-point="0" svg:d="M30480 33020l4254 4318" svg:viewBox="0 0 4255 4319">
          <text:p text:style-name="P1">Uses</text:p>
          <text:p text:style-name="P1"/>
        </draw:connector>
        <draw:connector draw:style-name="gr9" draw:text-style-name="P1" draw:layer="layout" draw:type="line" svg:x1="27.622cm" svg:y1="39.243cm" svg:x2="30.797cm" svg:y2="43.434cm" draw:start-shape="id14" draw:start-glue-point="2" draw:end-shape="id16" draw:end-glue-point="0" svg:d="M27622 39243l3175 4191" svg:viewBox="0 0 3176 4192">
          <text:p text:style-name="P1">Reads </text:p>
          <text:p text:style-name="P1"/>
        </draw:connector>
        <draw:connector draw:style-name="gr9" draw:text-style-name="P1" draw:layer="layout" draw:type="line" svg:x1="34.734cm" svg:y1="39.37cm" svg:x2="30.797cm" svg:y2="43.434cm" draw:start-shape="id15" draw:start-glue-point="2" draw:end-shape="id16" draw:end-glue-point="0" svg:d="M34734 39370l-3937 4064" svg:viewBox="0 0 3938 4065">
          <text:p text:style-name="P1">Writes</text:p>
          <text:p text:style-name="P1"/>
        </draw:connector>
        <draw:connector draw:style-name="gr7" draw:text-style-name="P1" draw:layer="layout" draw:type="line" svg:x1="30.416cm" svg:y1="8.255cm" svg:x2="21.463cm" svg:y2="13.335cm" draw:start-shape="id17" draw:start-glue-point="2" draw:end-shape="id11" draw:end-glue-point="0" svg:d="M30416 8255l-8953 5080" svg:viewBox="0 0 8954 5081">
          <text:p text:style-name="P1">Contains</text:p>
          <text:p text:style-name="P1"/>
          <text:p text:style-name="P1"/>
        </draw:connector>
        <draw:connector draw:style-name="gr7" draw:text-style-name="P1" draw:layer="layout" draw:type="line" svg:x1="30.416cm" svg:y1="8.255cm" svg:x2="39.56cm" svg:y2="13.208cm" draw:start-shape="id17" draw:start-glue-point="2" draw:end-shape="id1" draw:end-glue-point="0" svg:d="M30416 8255l9144 4953" svg:viewBox="0 0 9145 4954">
          <text:p text:style-name="P1">Contains</text:p>
          <text:p text:style-name="P1"/>
          <text:p text:style-name="P1"/>
        </draw:connector>
        <draw:connector draw:style-name="gr7" draw:text-style-name="P1" draw:layer="layout" draw:type="line" svg:x1="30.416cm" svg:y1="8.255cm" svg:x2="30.48cm" svg:y2="30.353cm" draw:start-shape="id17" draw:start-glue-point="2" draw:end-shape="id4" svg:d="M30416 8255l64 22098" svg:viewBox="0 0 65 22099">
          <text:p text:style-name="P1">Contains</text:p>
        </draw:connector>
        <draw:connector draw:style-name="gr7" draw:text-style-name="P1" draw:layer="layout" draw:type="line" svg:x1="35.179cm" svg:y1="31.686cm" svg:x2="46.736cm" svg:y2="30.861cm" draw:start-shape="id4" draw:start-glue-point="1" draw:end-shape="id18" draw:end-glue-point="3" svg:d="M35179 31686l11557-825" svg:viewBox="0 0 11558 826">
          <text:p text:style-name="P1">Uses</text:p>
          <text:p text:style-name="P1"/>
        </draw:connector>
        <draw:connector draw:style-name="gr7" draw:text-style-name="P1" draw:layer="layout" draw:type="line" svg:x1="35.179cm" svg:y1="31.686cm" svg:x2="46.736cm" svg:y2="33.147cm" draw:start-shape="id4" draw:start-glue-point="1" draw:end-shape="id19" draw:end-glue-point="3" svg:d="M35179 31686l11557 1461" svg:viewBox="0 0 11558 1462">
          <text:p text:style-name="P1">Uses</text:p>
          <text:p text:style-name="P1"/>
        </draw:connector>
        <draw:custom-shape draw:style-name="gr1" draw:text-style-name="P3" draw:layer="layout" svg:width="4.953cm" svg:height="1.778cm" svg:x="1.143cm" svg:y="3.302cm">
          <text:p text:style-name="P1"><text:span text:style-name="T1">Pres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953cm" svg:height="1.778cm" svg:x="1.143cm" svg:y="5.461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731cm" svg:height="1.139cm" svg:x="0.889cm" svg:y="2.036cm">
          <draw:text-box>
            <text:p text:style-name="P4"><text:span text:style-name="T2">UI</text:span></text:p>
          </draw:text-box>
        </draw:frame>
        <draw:custom-shape draw:style-name="gr4" draw:text-style-name="P3" draw:layer="layout" svg:width="4.953cm" svg:height="1.778cm" svg:x="1.143cm" svg:y="7.62cm">
          <text:p text:style-name="P1"><text:span text:style-name="T1">Deleg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6.731cm" svg:height="0.962cm" svg:x="0.889cm" svg:y="10.414cm">
          <draw:text-box>
            <text:p text:style-name="P4"><text:span text:style-name="T2">Data</text:span></text:p>
          </draw:text-box>
        </draw:frame>
        <draw:custom-shape draw:style-name="gr8" draw:text-style-name="P3" draw:layer="layout" svg:width="4.953cm" svg:height="1.778cm" svg:x="1.27cm" svg:y="11.684cm">
          <text:p text:style-name="P1"><text:span text:style-name="T1">D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4.953cm" svg:height="1.778cm" svg:x="1.27cm" svg:y="13.843cm">
          <text:p text:style-name="P1"><text:span text:style-name="T1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953cm" svg:height="1.778cm" svg:x="1.27cm" svg:y="16.002cm">
          <text:p text:style-name="P1"><text:span text:style-name="T1">D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953cm" svg:height="1.778cm" svg:x="1.27cm" svg:y="18.034cm">
          <text:p text:style-name="P1"><text:span text:style-name="T1">File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6.731cm" svg:height="0.962cm" svg:x="0.889cm" svg:y="20.701cm">
          <draw:text-box>
            <text:p text:style-name="P4"><text:span text:style-name="T2">Utility</text:span></text:p>
          </draw:text-box>
        </draw:frame>
        <draw:custom-shape draw:style-name="gr12" draw:text-style-name="P3" draw:layer="layout" svg:width="4.953cm" svg:height="1.778cm" svg:x="1.27cm" svg:y="21.971cm">
          <text:p text:style-name="P1"><text:span text:style-name="T1">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6.731cm" svg:height="1.27cm" svg:x="20.955cm" svg:y="23.368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1" xml:id="id2" draw:id="id2" draw:layer="layout" svg:width="7.239cm" svg:height="3.048cm" svg:x="32.385cm" svg:y="22.098cm">
          <text:p text:style-name="P1">Transaction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7.366cm" svg:height="3.048cm" svg:x="39.878cm" svg:y="22.098cm">
          <text:p text:style-name="P1">CategoryDAO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731cm" svg:height="1.27cm" svg:x="40.259cm" svg:y="23.622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6.731cm" svg:height="1.27cm" svg:x="13.208cm" svg:y="23.368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1" draw:layer="layout" svg:width="6.731cm" svg:height="1.27cm" svg:x="32.639cm" svg:y="23.622cm">
          <text:p text:style-name="P1">UniqueKeyGenerator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rgile" draw:style="linear" draw:start-color="#423c24" draw:end-color="#968751" draw:start-intensity="100%" draw:end-intensity="100%" draw:angle="600" draw:border="0%"/>
    <draw:gradient draw:name="Deep_20_Blue" draw:display-name="Deep Blue" draw:style="linear" draw:start-color="#204a87" draw:end-color="#729fcf" draw:start-intensity="100%" draw:end-intensity="100%" draw:angle="150" draw:border="0%"/>
    <draw:gradient draw:name="Deep_20_Green" draw:display-name="Deep Green" draw:style="linear" draw:start-color="#314004" draw:end-color="#aecf00" draw:start-intensity="100%" draw:end-intensity="100%" draw:angle="2250" draw:border="0%"/>
    <draw:gradient draw:name="Deep_20_Orange" draw:display-name="Deep Orange" draw:style="linear" draw:start-color="#ff950e" draw:end-color="#c5000b" draw:start-intensity="100%" draw:end-intensity="100%" draw:angle="45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nburst" draw:style="radial" draw:cx="30%" draw:cy="30%" draw:start-color="#800000" draw:end-color="#ffff00" draw:start-intensity="100%" draw:end-intensity="100%" draw:border="2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7cm" fo:page-height="12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22:56:10.250382873</meta:creation-date>
    <dc:date>2015-02-02T23:55:20.050616669</dc:date>
    <meta:editing-duration>PT16M</meta:editing-duration>
    <meta:editing-cycles>14</meta:editing-cycles>
    <meta:generator>LibreOffice/4.2.8.2$Linux_X86_64 LibreOffice_project/48d50dbfc06349262c9d50868e5c1f630a573ebd</meta:generator>
    <meta:document-statistic meta:object-count="57"/>
  </office:meta>
</office:document-meta>
</file>